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2pt" fo:font-size="12pt" style:font-size-complex="12pt"/>
    </style:style>
    <style:style style:name="P2" style:parent-style-name="Table_20_Contents" style:family="paragraph">
      <style:text-properties style:font-size-asian="12pt" fo:font-size="12pt" style:font-size-complex="12pt"/>
    </style:style>
    <style:style style:name="P3" style:parent-style-name="Standard" style:family="paragraph">
      <style:text-properties style:font-size-asian="12pt" fo:font-size="12pt" style:font-size-complex="12pt"/>
    </style:style>
    <style:style style:name="T1" style:family="text">
      <style:text-properties style:font-size-asian="12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Bidule</text:p>
      <text:p>Hello</text:p>
      <text:p><office:annotation><dc:creator>POD</dc:creator><dc:date>2017-03-10T18:14:41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7-03-10T18:14:41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7-03-10T18:14:41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7-03-10T18:14:41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7-03-10T18:14:41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7-03-10T18:14:41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7-03-10T18:14:41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7-03-10T18:14:41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name="Tableau1" table:style-name="Tableau1">
        <table:table-column table:number-columns-repeated="1" table:style-name="Tableau1.A"/>
        <table:table-row>
          <table:table-cell office:value-type="string" table:style-name="Tableau1.A1">
            <text:p text:style-name="P2">This <office:annotation><dc:creator>POD</dc:creator><dc:date>2017-03-10T18:14:41</dc:date><text:p>Wrong sub-statement "do table again !"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17-03-10T18:14:41</dc:date><text:p>Wrong sub-statement "fro m 'Hello'".</text:p></office:annotation>the 'from' claus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</office:meta>
</office:document-meta>
</file>